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774647887323944" calcext:value-type="percentage">
            <text:p>77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7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7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0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1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3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5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7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6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7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Doesn't look very pretty, need to update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 Ver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10:.F43])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1" calcext:value-type="percentage">
            <text:p>10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0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5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style-name="ce7"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Doesn't look very pretty, need to update C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7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float" office:value="0" calcext:value-type="float">
            <text:p>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Waiting for PicketLink</text:p>
          </table:table-cell>
          <table:table-cell table:number-columns-repeated="2"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6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2] / [.B11])" office:value-type="percentage" office:value="0.774647887323944" calcext:value-type="percentage">
            <text:p>77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18" calcext:value-type="float">
            <text:p>18</text:p>
          </table:table-cell>
          <table:table-cell table:number-columns-repeated="2"/>
          <table:table-cell table:style-name="ce9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8] / [.B17])" office:value-type="percentage" office:value="0.1" calcext:value-type="percentage">
            <text:p>1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11:50:43.217022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09T14:55:57.875353959</dc:date>
    <meta:editing-duration>PT7H37M54S</meta:editing-duration>
    <meta:editing-cycles>22</meta:editing-cycles>
    <meta:generator>LibreOffice/4.2.6.3$Linux_X86_64 LibreOffice_project/420$Build-3</meta:generator>
    <meta:document-statistic meta:table-count="4" meta:cell-count="9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49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49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55">
                <text:p>55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